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8EA9DB" fo:border-bottom="thin solid #8EA9DB" fo:border-left="none" fo:border-right="none" style:vertical-align="automatic" fo:background-color="#FFFF00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8EA9DB" fo:border-bottom="thin solid #8EA9DB" fo:border-left="none" fo:border-right="none"/>
    </style:style>
    <style:style style:name="ce4" style:family="table-cell" style:parent-style-name="Default" style:data-style-name="N0">
      <style:table-cell-properties fo:border-top="thin solid #8EA9DB" fo:border-bottom="thin solid #8EA9DB" fo:border-left="none" fo:border-right="none" fo:background-color="#D9E1F2"/>
    </style:style>
    <style:style style:name="ce5" style:family="table-cell" style:parent-style-name="Default" style:data-style-name="N0">
      <style:table-cell-properties fo:border-top="thin solid #8EA9DB" fo:border-bottom="thin solid #8EA9DB" fo:border-left="none" fo:border-right="none" fo:background-color="#EE0000"/>
    </style:style>
    <style:style style:name="ce6" style:family="table-cell" style:parent-style-name="Default" style:data-style-name="N0">
      <style:table-cell-properties fo:border-top="thin solid #8EA9DB" fo:border-bottom="thin solid #8EA9DB" fo:border-left="none" fo:border-right="none" fo:background-color="#EE0000"/>
    </style:style>
    <style:style style:name="ce7" style:family="table-cell" style:parent-style-name="Default" style:data-style-name="N0">
      <style:table-cell-properties fo:background-color="#D9E1F2"/>
    </style:style>
    <style:style style:name="co1" style:family="table-column">
      <style:table-column-properties fo:break-before="auto" style:column-width="3.545416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hostnam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EXDEV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EXPRO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PEXQ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EXTS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PPWORXPRO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PWORXTS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UCI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SWAPPSYNC1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SWCLOUD01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SWCLOUD0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ENBBDONORAPP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4">
            <text:p>CENBBDONORDB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ENLABAPP1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ENLABAPP1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ENLABAPP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ENLABDB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ENLABDB2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ENORA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ENRMA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HA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LAIMSXTENPR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LPROD1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LPROD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LTEST1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LTEST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MPARCH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RCENLABDB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RLABDB1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RLABDB1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RTST1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RTST2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AEDEV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AEPR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AETS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ASDEV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ASPR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ASTS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CPDRTST3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CPPRD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CPPRD10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CPPRD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CPPRD1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CPPRD14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CPPRD15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CPPRD1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CPPRD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CPPRD18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CPPRD19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CPPRD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CPPRD2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CPPRD21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CPPRD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CPPRD4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CPPRD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CPPRD6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CPPRD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CPPRD8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CPPRD9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DWDEV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DWPR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DWTS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MPIDBP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PIDB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PICCO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PICPRD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PICPRD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PICPRDDR1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PICPRDDR2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PICREPOR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PICRPTD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PICSUP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PICTEC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PICTESTHAT1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PICTESTHAT2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PICTRAI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RWINTES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ORDI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ERM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DMDBDEV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IDMDBDR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IDMDBPRO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DMDBQ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abapp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ABAPP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ABDB1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ABDB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ABWL1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ABWL2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AWDEVAPP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AWDEVDB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AWDRDB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AWPRDAPP1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AWPRDAPP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AWPRDAPP2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AWPRDDB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AWPRDDB1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AWPRDDB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AWPRDDB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AWTRAINAPP01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AWTRAINDBD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AWTRAINDBD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IDA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MSTRANS02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TXCLNM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TXCLOUDCT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TXNI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YMPH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HOENIXBUIL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HOENIXBUILD-NEW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HOENIXCLNM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OVATIONPRO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OVATIONTES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OVDB1SRV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OVTESTDB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AFETRACEDB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VEMPI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VTRANS02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LABAPP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LABAPP2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LABDB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LABDB2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LABWL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LABWL2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TILPRD1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TILPRD1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TILPRD2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TILPRD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TILPRD4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TILPRD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TILPRD5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TILPRD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TILPRD6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TILPRD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TILPRD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TILPRD8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TILPRD9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UTILTEST2</text:p>
          </table:table-cell>
          <table:table-cell table:number-columns-repeated="16383"/>
        </table:table-row>
        <table:table-row table:number-rows-repeated="10484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127</meta:generator>
    <meta:initial-creator>Rahman, Abdul</meta:initial-creator>
    <dc:creator>Rahman, Abdul</dc:creator>
    <meta:creation-date>2025-09-04T03:40:20Z</meta:creation-date>
    <dc:date>2025-09-04T03:41:19Z</dc:date>
  </office:meta>
</office:document-meta>
</file>